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38.17mm"/>
    </style:style>
    <style:style style:name="co11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Default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time" office:time-value="PT17H20M00S" calcext:value-type="time">
            <text:p>17:20:00</text:p>
          </table:table-cell>
          <table:table-cell table:style-name="ce30" office:value-type="string" calcext:value-type="string">
            <text:p>Date Recorded 14/05/2019</text:p>
          </table:table-cell>
          <table:table-cell table:style-name="Default" office:value-type="string" calcext:value-type="string">
            <text:p>1 hr</text:p>
          </table:table-cell>
          <table:table-cell office:value-type="string" calcext:value-type="string">
            <text:p>File name : 2019-feb-1-8.avi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table:style-name="Default"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2"/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formula="of:=([.A8] - [.$A$7])+([.B8]/60)" office:value-type="float" office:value="1.26666666666667" calcext:value-type="float">
            <text:p>1.27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473.684210526316" calcext:value-type="float">
            <text:p>473.68</text:p>
          </table:table-cell>
          <table:table-cell/>
          <table:table-cell table:formula="of:=[.D8]*(60/[.C8])" office:value-type="float" office:value="473.684210526316" calcext:value-type="float">
            <text:p>474</text:p>
          </table:table-cell>
          <table:table-cell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43" calcext:value-type="float">
            <text:p>43</text:p>
          </table:table-cell>
          <table:table-cell table:formula="of:=([.A9] - [.$A$7])+([.B9]/60)" office:value-type="float" office:value="2.71666666666667" calcext:value-type="float">
            <text:p>2.72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413.793103448276" calcext:value-type="float">
            <text:p>413.79</text:p>
          </table:table-cell>
          <table:table-cell/>
          <table:table-cell table:formula="of:=[.D9]*(60/[.C9])" office:value-type="float" office:value="441.717791411043" calcext:value-type="float">
            <text:p>4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A10] - [.$A$7])+([.B10]/60)" office:value-type="float" office:value="4.35" calcext:value-type="float">
            <text:p>4.35</text:p>
          </table:table-cell>
          <table:table-cell table:style-name="ce23"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367.34693877551" calcext:value-type="float">
            <text:p>367.35</text:p>
          </table:table-cell>
          <table:table-cell/>
          <table:table-cell table:formula="of:=[.D10]*(60/[.C10])" office:value-type="float" office:value="413.793103448276" calcext:value-type="float">
            <text:p>4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A11] - [.$A$7])+([.B11]/60)" office:value-type="float" office:value="5.06666666666667" calcext:value-type="float">
            <text:p>5.07</text:p>
          </table:table-cell>
          <table:table-cell table:style-name="ce23"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837.209302325581" calcext:value-type="float">
            <text:p>837.21</text:p>
          </table:table-cell>
          <table:table-cell/>
          <table:table-cell table:formula="of:=[.D11]*(60/[.C11])" office:value-type="float" office:value="473.684210526316" calcext:value-type="float">
            <text:p>4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([.A12] - [.$A$7])+([.B12]/60)" office:value-type="float" office:value="5.61666666666667" calcext:value-type="float">
            <text:p>5.62</text:p>
          </table:table-cell>
          <table:table-cell table:style-name="ce23"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1090.90909090909" calcext:value-type="float">
            <text:p>1090.91</text:p>
          </table:table-cell>
          <table:table-cell/>
          <table:table-cell table:formula="of:=[.D12]*(60/[.C12])" office:value-type="float" office:value="534.124629080119" calcext:value-type="float">
            <text:p>5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A13] - [.$A$7])+([.B13]/60)" office:value-type="float" office:value="7.03333333333333" calcext:value-type="float">
            <text:p>7.03</text:p>
          </table:table-cell>
          <table:table-cell table:style-name="ce23"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423.529411764706" calcext:value-type="float">
            <text:p>423.53</text:p>
          </table:table-cell>
          <table:table-cell/>
          <table:table-cell table:formula="of:=[.D13]*(60/[.C13])" office:value-type="float" office:value="511.848341232227" calcext:value-type="float">
            <text:p>5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([.A14] - [.$A$7])+([.B14]/60)" office:value-type="float" office:value="8.36666666666667" calcext:value-type="float">
            <text:p>8.37</text:p>
          </table:table-cell>
          <table:table-cell table:style-name="ce23"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450" calcext:value-type="float">
            <text:p>450.00</text:p>
          </table:table-cell>
          <table:table-cell/>
          <table:table-cell table:formula="of:=[.D14]*(60/[.C14])" office:value-type="float" office:value="501.99203187251" calcext:value-type="float">
            <text:p>5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([.A15] - [.$A$7])+([.B15]/60)" office:value-type="float" office:value="9.31666666666667" calcext:value-type="float">
            <text:p>9.32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631.578947368422" calcext:value-type="float">
            <text:p>631.58</text:p>
          </table:table-cell>
          <table:table-cell/>
          <table:table-cell table:formula="of:=[.D15]*(60/[.C15])" office:value-type="float" office:value="515.20572450805" calcext:value-type="float">
            <text:p>5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([.A16] - [.$A$7])+([.B16]/60)" office:value-type="float" office:value="10.9833333333333" calcext:value-type="float">
            <text:p>10.98</text:p>
          </table:table-cell>
          <table:table-cell table:style-name="ce23"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360" calcext:value-type="float">
            <text:p>360.00</text:p>
          </table:table-cell>
          <table:table-cell/>
          <table:table-cell table:formula="of:=[.D16]*(60/[.C16])" office:value-type="float" office:value="491.65402124431" calcext:value-type="float">
            <text:p>4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([.A17] - [.$A$7])+([.B17]/60)" office:value-type="float" office:value="12.2833333333333" calcext:value-type="float">
            <text:p>12.28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461.538461538461" calcext:value-type="float">
            <text:p>461.54</text:p>
          </table:table-cell>
          <table:table-cell table:formula="of:=AVERAGE([.F8:.$F17])" office:value-type="float" office:value="550.958946665636" calcext:value-type="float">
            <text:p>550.96</text:p>
          </table:table-cell>
          <table:table-cell table:formula="of:=[.D17]*(60/[.C17])" office:value-type="float" office:value="488.466757123474" calcext:value-type="float">
            <text:p>48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([.A18] - [.$A$7])+([.B18]/60)" office:value-type="float" office:value="13.6333333333333" calcext:value-type="float">
            <text:p>13.63</text:p>
          </table:table-cell>
          <table:table-cell table:style-name="ce23"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444.444444444445" calcext:value-type="float">
            <text:p>444.44</text:p>
          </table:table-cell>
          <table:table-cell table:formula="of:=AVERAGE([.F9:.$F18])" office:value-type="float" office:value="548.034970057449" calcext:value-type="float">
            <text:p>548.03</text:p>
          </table:table-cell>
          <table:table-cell table:formula="of:=[.D18]*(60/[.C18])" office:value-type="float" office:value="484.107579462103" calcext:value-type="float">
            <text:p>4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([.A19] - [.$A$7])+([.B19]/60)" office:value-type="float" office:value="14.4833333333333" calcext:value-type="float">
            <text:p>14.48</text:p>
          </table:table-cell>
          <table:table-cell table:style-name="ce23"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705.882352941177" calcext:value-type="float">
            <text:p>705.88</text:p>
          </table:table-cell>
          <table:table-cell table:formula="of:=AVERAGE([.F10:.$F19])" office:value-type="float" office:value="577.243895006739" calcext:value-type="float">
            <text:p>577.24</text:p>
          </table:table-cell>
          <table:table-cell table:formula="of:=[.D19]*(60/[.C19])" office:value-type="float" office:value="497.123130034522" calcext:value-type="float">
            <text:p>4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formula="of:=([.A20] - [.$A$7])+([.B20]/60)" office:value-type="float" office:value="15.9833333333333" calcext:value-type="float">
            <text:p>15.98</text:p>
          </table:table-cell>
          <table:table-cell table:style-name="ce23"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400" calcext:value-type="float">
            <text:p>400.00</text:p>
          </table:table-cell>
          <table:table-cell table:formula="of:=AVERAGE([.F11:.$F20])" office:value-type="float" office:value="580.509201129188" calcext:value-type="float">
            <text:p>580.51</text:p>
          </table:table-cell>
          <table:table-cell table:formula="of:=[.D20]*(60/[.C20])" office:value-type="float" office:value="488.008342022941" calcext:value-type="float">
            <text:p>4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([.A21] - [.$A$7])+([.B21]/60)" office:value-type="float" office:value="16.4666666666667" calcext:value-type="float">
            <text:p>16.47</text:p>
          </table:table-cell>
          <table:table-cell table:style-name="ce23"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1241.37931034483" calcext:value-type="float">
            <text:p>1241.38</text:p>
          </table:table-cell>
          <table:table-cell table:formula="of:=AVERAGE([.F12:.$F21])" office:value-type="float" office:value="620.926201931113" calcext:value-type="float">
            <text:p>620.93</text:p>
          </table:table-cell>
          <table:table-cell table:formula="of:=[.D21]*(60/[.C21])" office:value-type="float" office:value="510.121457489879" calcext:value-type="float">
            <text:p>5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([.A22] - [.$A$7])+([.B22]/60)" office:value-type="float" office:value="18.5166666666667" calcext:value-type="float">
            <text:p>18.52</text:p>
          </table:table-cell>
          <table:table-cell table:style-name="ce23"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292.682926829268" calcext:value-type="float">
            <text:p>292.68</text:p>
          </table:table-cell>
          <table:table-cell table:formula="of:=AVERAGE([.F13:.$F22])" office:value-type="float" office:value="541.103585523131" calcext:value-type="float">
            <text:p>541.10</text:p>
          </table:table-cell>
          <table:table-cell table:formula="of:=[.D22]*(60/[.C22])" office:value-type="float" office:value="486.048604860486" calcext:value-type="float">
            <text:p>4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A23] - [.$A$7])+([.B23]/60)" office:value-type="float" office:value="19.1166666666667" calcext:value-type="float">
            <text:p>19.12</text:p>
          </table:table-cell>
          <table:table-cell table:style-name="ce23"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999.999999999998" calcext:value-type="float">
            <text:p>1000.00</text:p>
          </table:table-cell>
          <table:table-cell table:formula="of:=AVERAGE([.F14:.$F23])" office:value-type="float" office:value="598.75064434666" calcext:value-type="float">
            <text:p>598.75</text:p>
          </table:table-cell>
          <table:table-cell table:formula="of:=[.D23]*(60/[.C23])" office:value-type="float" office:value="502.179598953792" calcext:value-type="float">
            <text:p>5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([.A24] - [.$A$7])+([.B24]/60)" office:value-type="float" office:value="20.3833333333333" calcext:value-type="float">
            <text:p>20.38</text:p>
          </table:table-cell>
          <table:table-cell table:style-name="ce23"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473.684210526316" calcext:value-type="float">
            <text:p>473.68</text:p>
          </table:table-cell>
          <table:table-cell table:formula="of:=AVERAGE([.F15:.$F24])" office:value-type="float" office:value="601.119065399292" calcext:value-type="float">
            <text:p>601.12</text:p>
          </table:table-cell>
          <table:table-cell table:formula="of:=[.D24]*(60/[.C24])" office:value-type="float" office:value="500.408830744072" calcext:value-type="float">
            <text:p>5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([.A25] - [.$A$7])+([.B25]/60)" office:value-type="float" office:value="21.1833333333333" calcext:value-type="float">
            <text:p>21.18</text:p>
          </table:table-cell>
          <table:table-cell table:style-name="ce23"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749.999999999999" calcext:value-type="float">
            <text:p>750.00</text:p>
          </table:table-cell>
          <table:table-cell table:formula="of:=AVERAGE([.F16:.$F25])" office:value-type="float" office:value="612.961170662449" calcext:value-type="float">
            <text:p>612.96</text:p>
          </table:table-cell>
          <table:table-cell table:formula="of:=[.D25]*(60/[.C25])" office:value-type="float" office:value="509.834775767113" calcext:value-type="float">
            <text:p>51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([.A26] - [.$A$7])+([.B26]/60)" office:value-type="float" office:value="22.9333333333333" calcext:value-type="float">
            <text:p>22.93</text:p>
          </table:table-cell>
          <table:table-cell table:style-name="ce23"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342.857142857143" calcext:value-type="float">
            <text:p>342.86</text:p>
          </table:table-cell>
          <table:table-cell table:formula="of:=AVERAGE([.F17:.$F26])" office:value-type="float" office:value="611.246884948164" calcext:value-type="float">
            <text:p>611.25</text:p>
          </table:table-cell>
          <table:table-cell table:formula="of:=[.D26]*(60/[.C26])" office:value-type="float" office:value="497.093023255814" calcext:value-type="float">
            <text:p>49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([.A27] - [.$A$7])+([.B27]/60)" office:value-type="float" office:value="24.0166666666667" calcext:value-type="float">
            <text:p>24.02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553.846153846154" calcext:value-type="float">
            <text:p>553.85</text:p>
          </table:table-cell>
          <table:table-cell table:formula="of:=AVERAGE([.F18:.$F27])" office:value-type="float" office:value="620.477654178933" calcext:value-type="float">
            <text:p>620.48</text:p>
          </table:table-cell>
          <table:table-cell table:formula="of:=[.D27]*(60/[.C27])" office:value-type="float" office:value="499.653018736988" calcext:value-type="float">
            <text:p>5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([.A28] - [.$A$7])+([.B28]/60)" office:value-type="float" office:value="25.55" calcext:value-type="float">
            <text:p>25.55</text:p>
          </table:table-cell>
          <table:table-cell table:style-name="ce23"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391.304347826087" calcext:value-type="float">
            <text:p>391.30</text:p>
          </table:table-cell>
          <table:table-cell table:formula="of:=AVERAGE([.F19:.$F28])" office:value-type="float" office:value="615.163644517097" calcext:value-type="float">
            <text:p>615.16</text:p>
          </table:table-cell>
          <table:table-cell table:formula="of:=[.D28]*(60/[.C28])" office:value-type="float" office:value="493.150684931507" calcext:value-type="float">
            <text:p>49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([.A29] - [.$A$7])+([.B29]/60)" office:value-type="float" office:value="27.55" calcext:value-type="float">
            <text:p>27.55</text:p>
          </table:table-cell>
          <table:table-cell table:style-name="ce23"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300" calcext:value-type="float">
            <text:p>300.00</text:p>
          </table:table-cell>
          <table:table-cell table:formula="of:=AVERAGE([.F20:.$F29])" office:value-type="float" office:value="574.57540922298" calcext:value-type="float">
            <text:p>574.58</text:p>
          </table:table-cell>
          <table:table-cell table:formula="of:=[.D29]*(60/[.C29])" office:value-type="float" office:value="479.128856624319" calcext:value-type="float">
            <text:p>47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formula="of:=([.A30] - [.$A$7])+([.B30]/60)" office:value-type="float" office:value="28.95" calcext:value-type="float">
            <text:p>28.95</text:p>
          </table:table-cell>
          <table:table-cell table:style-name="ce23"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428.571428571429" calcext:value-type="float">
            <text:p>428.57</text:p>
          </table:table-cell>
          <table:table-cell table:formula="of:=AVERAGE([.F21:.$F30])" office:value-type="float" office:value="577.432552080122" calcext:value-type="float">
            <text:p>577.43</text:p>
          </table:table-cell>
          <table:table-cell table:formula="of:=[.D30]*(60/[.C30])" office:value-type="float" office:value="476.683937823834" calcext:value-type="float">
            <text:p>47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([.A31] - [.$A$7])+([.B31]/60)" office:value-type="float" office:value="30.65" calcext:value-type="float">
            <text:p>30.65</text:p>
          </table:table-cell>
          <table:table-cell table:style-name="ce23"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352.941176470588" calcext:value-type="float">
            <text:p>352.94</text:p>
          </table:table-cell>
          <table:table-cell table:formula="of:=AVERAGE([.F22:.$F31])" office:value-type="float" office:value="488.588738692698" calcext:value-type="float">
            <text:p>488.59</text:p>
          </table:table-cell>
          <table:table-cell table:formula="of:=[.D31]*(60/[.C31])" office:value-type="float" office:value="469.820554649266" calcext:value-type="float">
            <text:p>47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([.A32] - [.$A$7])+([.B32]/60)" office:value-type="float" office:value="32.25" calcext:value-type="float">
            <text:p>32.25</text:p>
          </table:table-cell>
          <table:table-cell table:style-name="ce23"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375" calcext:value-type="float">
            <text:p>375.00</text:p>
          </table:table-cell>
          <table:table-cell table:formula="of:=AVERAGE([.F23:.$F32])" office:value-type="float" office:value="496.820446009771" calcext:value-type="float">
            <text:p>496.82</text:p>
          </table:table-cell>
          <table:table-cell table:formula="of:=[.D32]*(60/[.C32])" office:value-type="float" office:value="465.116279069767" calcext:value-type="float">
            <text:p>4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formula="of:=([.A33] - [.$A$7])+([.B33]/60)" office:value-type="float" office:value="33.9" calcext:value-type="float">
            <text:p>33.90</text:p>
          </table:table-cell>
          <table:table-cell table:style-name="ce23"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363.636363636364" calcext:value-type="float">
            <text:p>363.64</text:p>
          </table:table-cell>
          <table:table-cell table:formula="of:=AVERAGE([.F24:.$F33])" office:value-type="float" office:value="433.184082373408" calcext:value-type="float">
            <text:p>433.18</text:p>
          </table:table-cell>
          <table:table-cell table:formula="of:=[.D33]*(60/[.C33])" office:value-type="float" office:value="460.176991150443" calcext:value-type="float">
            <text:p>46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([.A34] - [.$A$7])+([.B34]/60)" office:value-type="float" office:value="35.05" calcext:value-type="float">
            <text:p>35.05</text:p>
          </table:table-cell>
          <table:table-cell table:style-name="ce23"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521.739130434783" calcext:value-type="float">
            <text:p>521.74</text:p>
          </table:table-cell>
          <table:table-cell table:formula="of:=AVERAGE([.F25:.$F34])" office:value-type="float" office:value="437.989574364255" calcext:value-type="float">
            <text:p>437.99</text:p>
          </table:table-cell>
          <table:table-cell table:formula="of:=[.D34]*(60/[.C34])" office:value-type="float" office:value="462.196861626248" calcext:value-type="float">
            <text:p>46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formula="of:=([.A35] - [.$A$7])+([.B35]/60)" office:value-type="float" office:value="36.2833333333333" calcext:value-type="float">
            <text:p>36.28</text:p>
          </table:table-cell>
          <table:table-cell table:style-name="ce23"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486.486486486486" calcext:value-type="float">
            <text:p>486.49</text:p>
          </table:table-cell>
          <table:table-cell table:formula="of:=AVERAGE([.F26:.$F35])" office:value-type="float" office:value="411.638223012904" calcext:value-type="float">
            <text:p>411.64</text:p>
          </table:table-cell>
          <table:table-cell table:formula="of:=[.D35]*(60/[.C35])" office:value-type="float" office:value="463.022508038585" calcext:value-type="float">
            <text:p>46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([.A36] - [.$A$7])+([.B36]/60)" office:value-type="float" office:value="37.9166666666667" calcext:value-type="float">
            <text:p>37.92</text:p>
          </table:table-cell>
          <table:table-cell table:style-name="ce23"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367.34693877551" calcext:value-type="float">
            <text:p>367.35</text:p>
          </table:table-cell>
          <table:table-cell table:formula="of:=AVERAGE([.F27:.$F36])" office:value-type="float" office:value="414.08720260474" calcext:value-type="float">
            <text:p>414.09</text:p>
          </table:table-cell>
          <table:table-cell table:formula="of:=[.D36]*(60/[.C36])" office:value-type="float" office:value="458.901098901099" calcext:value-type="float">
            <text:p>4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([.A37] - [.$A$7])+([.B37]/60)" office:value-type="float" office:value="38.7166666666667" calcext:value-type="float">
            <text:p>38.72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749.999999999996" calcext:value-type="float">
            <text:p>750.00</text:p>
          </table:table-cell>
          <table:table-cell table:formula="of:=AVERAGE([.F28:.$F37])" office:value-type="float" office:value="433.702587220124" calcext:value-type="float">
            <text:p>433.70</text:p>
          </table:table-cell>
          <table:table-cell table:formula="of:=[.D37]*(60/[.C37])" office:value-type="float" office:value="464.916056823074" calcext:value-type="float">
            <text:p>4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([.A38] - [.$A$7])+([.B38]/60)" office:value-type="float" office:value="39.7333333333333" calcext:value-type="float">
            <text:p>39.73</text:p>
          </table:table-cell>
          <table:table-cell table:style-name="ce23"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590.16393442623" calcext:value-type="float">
            <text:p>590.16</text:p>
          </table:table-cell>
          <table:table-cell table:formula="of:=AVERAGE([.F29:.$F38])" office:value-type="float" office:value="453.588545880139" calcext:value-type="float">
            <text:p>453.59</text:p>
          </table:table-cell>
          <table:table-cell table:formula="of:=[.D38]*(60/[.C38])" office:value-type="float" office:value="468.120805369128" calcext:value-type="float">
            <text:p>46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([.A39] - [.$A$7])+([.B39]/60)" office:value-type="float" office:value="40.3" calcext:value-type="float">
            <text:p>40.30</text:p>
          </table:table-cell>
          <table:table-cell table:style-name="ce23"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1058.82352941177" calcext:value-type="float">
            <text:p>1058.82</text:p>
          </table:table-cell>
          <table:table-cell table:formula="of:=AVERAGE([.F30:.$F39])" office:value-type="float" office:value="529.470898821316" calcext:value-type="float">
            <text:p>529.47</text:p>
          </table:table-cell>
          <table:table-cell table:formula="of:=[.D39]*(60/[.C39])" office:value-type="float" office:value="476.426799007444" calcext:value-type="float">
            <text:p>47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([.A40] - [.$A$7])+([.B40]/60)" office:value-type="float" office:value="41.1166666666667" calcext:value-type="float">
            <text:p>41.12</text:p>
          </table:table-cell>
          <table:table-cell table:style-name="ce23"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734.693877551017" calcext:value-type="float">
            <text:p>734.69</text:p>
          </table:table-cell>
          <table:table-cell table:formula="of:=AVERAGE([.F31:.$F40])" office:value-type="float" office:value="560.083143719275" calcext:value-type="float">
            <text:p>560.08</text:p>
          </table:table-cell>
          <table:table-cell table:formula="of:=[.D40]*(60/[.C40])" office:value-type="float" office:value="481.556546412647" calcext:value-type="float">
            <text:p>48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([.A41] - [.$A$7])+([.B41]/60)" office:value-type="float" office:value="42.6333333333333" calcext:value-type="float">
            <text:p>42.63</text:p>
          </table:table-cell>
          <table:table-cell table:style-name="ce23"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395.604395604396" calcext:value-type="float">
            <text:p>395.60</text:p>
          </table:table-cell>
          <table:table-cell table:formula="of:=AVERAGE([.F32:.$F41])" office:value-type="float" office:value="564.349465632655" calcext:value-type="float">
            <text:p>564.35</text:p>
          </table:table-cell>
          <table:table-cell table:formula="of:=[.D41]*(60/[.C41])" office:value-type="float" office:value="478.498827208757" calcext:value-type="float">
            <text:p>47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([.A42] - [.$A$7])+([.B42]/60)" office:value-type="float" office:value="44.1666666666667" calcext:value-type="float">
            <text:p>44.17</text:p>
          </table:table-cell>
          <table:table-cell table:style-name="ce23"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391.304347826087" calcext:value-type="float">
            <text:p>391.30</text:p>
          </table:table-cell>
          <table:table-cell table:formula="of:=AVERAGE([.F33:.$F42])" office:value-type="float" office:value="565.979900415264" calcext:value-type="float">
            <text:p>565.98</text:p>
          </table:table-cell>
          <table:table-cell table:formula="of:=[.D42]*(60/[.C42])" office:value-type="float" office:value="475.471698113208" calcext:value-type="float">
            <text:p>4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([.A43] - [.$A$7])+([.B43]/60)" office:value-type="float" office:value="45.5333333333333" calcext:value-type="float">
            <text:p>45.53</text:p>
          </table:table-cell>
          <table:table-cell table:style-name="ce23"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439.024390243902" calcext:value-type="float">
            <text:p>439.02</text:p>
          </table:table-cell>
          <table:table-cell table:formula="of:=AVERAGE([.F34:.$F43])" office:value-type="float" office:value="573.518703076018" calcext:value-type="float">
            <text:p>573.52</text:p>
          </table:table-cell>
          <table:table-cell table:formula="of:=[.D43]*(60/[.C43])" office:value-type="float" office:value="474.377745241581" calcext:value-type="float">
            <text:p>47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formula="of:=([.A44] - [.$A$7])+([.B44]/60)" office:value-type="float" office:value="46.7166666666667" calcext:value-type="float">
            <text:p>46.72</text:p>
          </table:table-cell>
          <table:table-cell table:style-name="ce23"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507.042253521125" calcext:value-type="float">
            <text:p>507.04</text:p>
          </table:table-cell>
          <table:table-cell table:formula="of:=AVERAGE([.F35:.$F44])" office:value-type="float" office:value="572.049015384652" calcext:value-type="float">
            <text:p>572.05</text:p>
          </table:table-cell>
          <table:table-cell table:formula="of:=[.D44]*(60/[.C44])" office:value-type="float" office:value="475.205137352836" calcext:value-type="float">
            <text:p>47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([.A45] - [.$A$7])+([.B45]/60)" office:value-type="float" office:value="47.45" calcext:value-type="float">
            <text:p>47.45</text:p>
          </table:table-cell>
          <table:table-cell table:style-name="ce23"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818.181818181817" calcext:value-type="float">
            <text:p>818.18</text:p>
          </table:table-cell>
          <table:table-cell table:formula="of:=AVERAGE([.F36:.$F45])" office:value-type="float" office:value="605.218548554185" calcext:value-type="float">
            <text:p>605.22</text:p>
          </table:table-cell>
          <table:table-cell table:formula="of:=[.D45]*(60/[.C45])" office:value-type="float" office:value="480.505795574289" calcext:value-type="float">
            <text:p>481</text:p>
          </table:table-cell>
          <table:table-cell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([.A46] - [.$A$7])+([.B46]/60)" office:value-type="float" office:value="48.8" calcext:value-type="float">
            <text:p>48.80</text:p>
          </table:table-cell>
          <table:table-cell table:style-name="ce23"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444.444444444446" calcext:value-type="float">
            <text:p>444.44</text:p>
          </table:table-cell>
          <table:table-cell table:formula="of:=AVERAGE([.F37:.$F46])" office:value-type="float" office:value="612.928299121079" calcext:value-type="float">
            <text:p>612.93</text:p>
          </table:table-cell>
          <table:table-cell table:formula="of:=[.D46]*(60/[.C46])" office:value-type="float" office:value="479.508196721311" calcext:value-type="float">
            <text:p>4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([.A47] - [.$A$7])+([.B47]/60)" office:value-type="float" office:value="50.55" calcext:value-type="float">
            <text:p>50.55</text:p>
          </table:table-cell>
          <table:table-cell table:style-name="ce23"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342.857142857143" calcext:value-type="float">
            <text:p>342.86</text:p>
          </table:table-cell>
          <table:table-cell table:formula="of:=AVERAGE([.F38:.$F47])" office:value-type="float" office:value="572.214013406794" calcext:value-type="float">
            <text:p>572.21</text:p>
          </table:table-cell>
          <table:table-cell table:formula="of:=[.D47]*(60/[.C47])" office:value-type="float" office:value="474.777448071217" calcext:value-type="float">
            <text:p>47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([.A48] - [.$A$7])+([.B48]/60)" office:value-type="float" office:value="52.4" calcext:value-type="float">
            <text:p>52.40</text:p>
          </table:table-cell>
          <table:table-cell table:style-name="ce23"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324.324324324324" calcext:value-type="float">
            <text:p>324.32</text:p>
          </table:table-cell>
          <table:table-cell table:formula="of:=AVERAGE([.F39:.$F48])" office:value-type="float" office:value="545.630052396603" calcext:value-type="float">
            <text:p>545.63</text:p>
          </table:table-cell>
          <table:table-cell table:formula="of:=[.D48]*(60/[.C48])" office:value-type="float" office:value="469.465648854962" calcext:value-type="float">
            <text:p>46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formula="of:=([.A49] - [.$A$7])+([.B49]/60)" office:value-type="float" office:value="53.7" calcext:value-type="float">
            <text:p>53.70</text:p>
          </table:table-cell>
          <table:table-cell table:style-name="ce23"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461.53846153846" calcext:value-type="float">
            <text:p>461.54</text:p>
          </table:table-cell>
          <table:table-cell table:formula="of:=AVERAGE([.F40:.$F49])" office:value-type="float" office:value="485.901545609272" calcext:value-type="float">
            <text:p>485.90</text:p>
          </table:table-cell>
          <table:table-cell table:formula="of:=[.D49]*(60/[.C49])" office:value-type="float" office:value="469.27374301676" calcext:value-type="float">
            <text:p>46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formula="of:=([.A50] - [.$A$7])+([.B50]/60)" office:value-type="float" office:value="54.2333333333333" calcext:value-type="float">
            <text:p>54.23</text:p>
          </table:table-cell>
          <table:table-cell table:style-name="ce23"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1125" calcext:value-type="float">
            <text:p>1125.00</text:p>
          </table:table-cell>
          <table:table-cell table:formula="of:=AVERAGE([.F41:.$F50])" office:value-type="float" office:value="524.932157854171" calcext:value-type="float">
            <text:p>524.93</text:p>
          </table:table-cell>
          <table:table-cell table:formula="of:=[.D50]*(60/[.C50])" office:value-type="float" office:value="475.722188076214" calcext:value-type="float">
            <text:p>47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formula="of:=([.A51] - [.$A$7])+([.B51]/60)" office:value-type="float" office:value="55.4333333333333" calcext:value-type="float">
            <text:p>55.43</text:p>
          </table:table-cell>
          <table:table-cell table:style-name="ce23"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500.000000000002" calcext:value-type="float">
            <text:p>500.00</text:p>
          </table:table-cell>
          <table:table-cell table:formula="of:=AVERAGE([.F42:.$F51])" office:value-type="float" office:value="535.371718293731" calcext:value-type="float">
            <text:p>535.37</text:p>
          </table:table-cell>
          <table:table-cell table:formula="of:=[.D51]*(60/[.C51])" office:value-type="float" office:value="476.247745039086" calcext:value-type="float">
            <text:p>47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formula="of:=([.A52] - [.$A$7])+([.B52]/60)" office:value-type="float" office:value="57.35" calcext:value-type="float">
            <text:p>57.35</text:p>
          </table:table-cell>
          <table:table-cell table:style-name="ce23"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313.043478260869" calcext:value-type="float">
            <text:p>313.04</text:p>
          </table:table-cell>
          <table:table-cell table:formula="of:=AVERAGE([.F43:.$F52])" office:value-type="float" office:value="527.545631337209" calcext:value-type="float">
            <text:p>527.55</text:p>
          </table:table-cell>
          <table:table-cell table:formula="of:=[.D52]*(60/[.C52])" office:value-type="float" office:value="470.79337401918" calcext:value-type="float">
            <text:p>47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([.A53] - [.$A$7])+([.B53]/60)" office:value-type="float" office:value="58.7" calcext:value-type="float">
            <text:p>58.70</text:p>
          </table:table-cell>
          <table:table-cell table:style-name="ce23"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444.444444444444" calcext:value-type="float">
            <text:p>444.44</text:p>
          </table:table-cell>
          <table:table-cell table:formula="of:=AVERAGE([.F44:.$F53])" office:value-type="float" office:value="528.087636757264" calcext:value-type="float">
            <text:p>528.09</text:p>
          </table:table-cell>
          <table:table-cell table:formula="of:=[.D53]*(60/[.C53])" office:value-type="float" office:value="470.187393526405" calcext:value-type="float">
            <text:p>47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formula="of:=([.A54] - [.$A$7])+([.B54]/60)" office:value-type="float" office:value="59.3" calcext:value-type="float">
            <text:p>59.30</text:p>
          </table:table-cell>
          <table:table-cell table:style-name="ce23"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1000.00000000001" calcext:value-type="float">
            <text:p>1000.00</text:p>
          </table:table-cell>
          <table:table-cell table:formula="of:=AVERAGE([.F45:.$F54])" office:value-type="float" office:value="577.383411405152" calcext:value-type="float">
            <text:p>577.38</text:p>
          </table:table-cell>
          <table:table-cell table:formula="of:=[.D54]*(60/[.C54])" office:value-type="float" office:value="475.548060708263" calcext:value-type="float">
            <text:p>4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A55] - [.$A$7])+([.B55]/60)" office:value-type="float" office:value="60.2833333333333" calcext:value-type="float">
            <text:p>60.28</text:p>
          </table:table-cell>
          <table:table-cell table:style-name="ce23" office:value-type="float" office:value="487" calcext:value-type="float">
            <text:p>487</text:p>
          </table:table-cell>
          <table:table-cell/>
          <table:table-cell table:formula="of:=([.D55]-[.D54])*60/([.C55]-[.C54])" office:value-type="float" office:value="1037.28813559322" calcext:value-type="float">
            <text:p>1037.29</text:p>
          </table:table-cell>
          <table:table-cell table:formula="of:=AVERAGE([.F46:.$F55])" office:value-type="float" office:value="599.294043146292" calcext:value-type="float">
            <text:p>599.29</text:p>
          </table:table-cell>
          <table:table-cell table:formula="of:=[.D55]*(60/[.C55])" office:value-type="float" office:value="484.711086535803" calcext:value-type="float">
            <text:p>485</text:p>
          </table:table-cell>
          <table:table-cell/>
        </table:table-row>
        <table:table-row table:style-name="ro1">
          <table:table-cell table:number-columns-repeated="3"/>
          <table:table-cell table:style-name="ce23"/>
          <table:table-cell/>
          <table:table-cell table:formula="of:=([.D56]-[.D55])*60/([.C56]-[.C55])" office:value-type="float" office:value="484.711086535803" calcext:value-type="float">
            <text:p>484.71</text:p>
          </table:table-cell>
          <table:table-cell table:formula="of:=AVERAGE([.F47:.$F56])" office:value-type="float" office:value="603.320707355428" calcext:value-type="float">
            <text:p>603.32</text:p>
          </table:table-cell>
          <table:table-cell table:formula="of:=[.D56]*(60/[.C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23"/>
          <table:table-cell/>
          <table:table-cell table:formula="of:=([.D57]-[.D56])*60/([.C57]-[.C56])" office:value-type="string" office:string-value="" calcext:value-type="error">
            <text:p>#DIV/0!</text:p>
          </table:table-cell>
          <table:table-cell table:formula="of:=AVERAGE([.F48:.$F57])" office:value-type="string" office:string-value="" calcext:value-type="error">
            <text:p>#DIV/0!</text:p>
          </table:table-cell>
          <table:table-cell table:formula="of:=[.D57]*(60/[.C5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([.D58]-[.D57])*60/([.C58]-[.C57])" office:value-type="string" office:string-value="" calcext:value-type="error">
            <text:p>#DIV/0!</text:p>
          </table:table-cell>
          <table:table-cell table:formula="of:=AVERAGE([.F49:.$F58])" office:value-type="string" office:string-value="" calcext:value-type="error">
            <text:p>#DIV/0!</text:p>
          </table:table-cell>
          <table:table-cell table:formula="of:=[.D58]*(60/[.C5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([.D59]-[.D58])*60/([.C59]-[.C58])" office:value-type="string" office:string-value="" calcext:value-type="error">
            <text:p>#DIV/0!</text:p>
          </table:table-cell>
          <table:table-cell table:formula="of:=AVERAGE([.F50:.$F59])" office:value-type="string" office:string-value="" calcext:value-type="error">
            <text:p>#DIV/0!</text:p>
          </table:table-cell>
          <table:table-cell table:formula="of:=[.D59]*(60/[.C5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0] - [.$A$7])+([.B60]/60)" office:value-type="float" office:value="0" calcext:value-type="float">
            <text:p>0.00</text:p>
          </table:table-cell>
          <table:table-cell table:style-name="ce23" office:value-type="float" office:value="530" calcext:value-type="float">
            <text:p>530</text:p>
          </table:table-cell>
          <table:table-cell/>
          <table:table-cell table:formula="of:=([.D60]-[.D59])*60/([.C60]-[.C59])" office:value-type="string" office:string-value="" calcext:value-type="error">
            <text:p>#DIV/0!</text:p>
          </table:table-cell>
          <table:table-cell table:formula="of:=AVERAGE([.F51:.$F60])" office:value-type="string" office:string-value="" calcext:value-type="error">
            <text:p>#DIV/0!</text:p>
          </table:table-cell>
          <table:table-cell table:formula="of:=[.D60]*(60/[.C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1] - [.$A$7])+([.B61]/60)" office:value-type="float" office:value="0" calcext:value-type="float">
            <text:p>0.00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[.D61]-[.D60])*60/([.C61]-[.C60])" office:value-type="string" office:string-value="" calcext:value-type="error">
            <text:p>#DIV/0!</text:p>
          </table:table-cell>
          <table:table-cell table:formula="of:=AVERAGE([.F52:.$F61])" office:value-type="string" office:string-value="" calcext:value-type="error">
            <text:p>#DIV/0!</text:p>
          </table:table-cell>
          <table:table-cell table:formula="of:=[.D61]*(60/[.C6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2] - [.$A$7])+([.B62]/60)" office:value-type="float" office:value="0" calcext:value-type="float">
            <text:p>0.0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D62]-[.D61])*60/([.C62]-[.C61])" office:value-type="string" office:string-value="" calcext:value-type="error">
            <text:p>#DIV/0!</text:p>
          </table:table-cell>
          <table:table-cell table:formula="of:=AVERAGE([.F53:.$F62])" office:value-type="string" office:string-value="" calcext:value-type="error">
            <text:p>#DIV/0!</text:p>
          </table:table-cell>
          <table:table-cell table:formula="of:=[.D62]*(60/[.C6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3] - [.$A$7])+([.B63]/60)" office:value-type="float" office:value="0" calcext:value-type="float">
            <text:p>0.00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D63]-[.D62])*60/([.C63]-[.C62])" office:value-type="string" office:string-value="" calcext:value-type="error">
            <text:p>#DIV/0!</text:p>
          </table:table-cell>
          <table:table-cell table:formula="of:=AVERAGE([.F54:.$F63])" office:value-type="string" office:string-value="" calcext:value-type="error">
            <text:p>#DIV/0!</text:p>
          </table:table-cell>
          <table:table-cell table:formula="of:=[.D63]*(60/[.C6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4] - [.$A$7])+([.B64]/60)" office:value-type="float" office:value="0" calcext:value-type="float">
            <text:p>0.00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D64]-[.D63])*60/([.C64]-[.C63])" office:value-type="string" office:string-value="" calcext:value-type="error">
            <text:p>#DIV/0!</text:p>
          </table:table-cell>
          <table:table-cell table:formula="of:=AVERAGE([.F55:.$F64])" office:value-type="string" office:string-value="" calcext:value-type="error">
            <text:p>#DIV/0!</text:p>
          </table:table-cell>
          <table:table-cell table:formula="of:=[.D64]*(60/[.C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5] - [.$A$7])+([.B65]/60)" office:value-type="float" office:value="0" calcext:value-type="float">
            <text:p>0.00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D65]-[.D64])*60/([.C65]-[.C64])" office:value-type="string" office:string-value="" calcext:value-type="error">
            <text:p>#DIV/0!</text:p>
          </table:table-cell>
          <table:table-cell table:formula="of:=AVERAGE([.F56:.$F65])" office:value-type="string" office:string-value="" calcext:value-type="error">
            <text:p>#DIV/0!</text:p>
          </table:table-cell>
          <table:table-cell table:formula="of:=[.D65]*(60/[.C6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6] - [.$A$7])+([.B66]/60)" office:value-type="float" office:value="0" calcext:value-type="float">
            <text:p>0.00</text:p>
          </table:table-cell>
          <table:table-cell table:style-name="ce23" office:value-type="float" office:value="590" calcext:value-type="float">
            <text:p>590</text:p>
          </table:table-cell>
          <table:table-cell/>
          <table:table-cell table:formula="of:=([.D66]-[.D65])*60/([.C66]-[.C65])" office:value-type="string" office:string-value="" calcext:value-type="error">
            <text:p>#DIV/0!</text:p>
          </table:table-cell>
          <table:table-cell table:formula="of:=AVERAGE([.F57:.$F66])" office:value-type="string" office:string-value="" calcext:value-type="error">
            <text:p>#DIV/0!</text:p>
          </table:table-cell>
          <table:table-cell table:formula="of:=[.D66]*(60/[.C6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7] - [.$A$7])+([.B67]/60)" office:value-type="float" office:value="0" calcext:value-type="float">
            <text:p>0.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[.D67]-[.D66])*60/([.C67]-[.C66])" office:value-type="string" office:string-value="" calcext:value-type="error">
            <text:p>#DIV/0!</text:p>
          </table:table-cell>
          <table:table-cell table:formula="of:=AVERAGE([.F58:.$F67])" office:value-type="string" office:string-value="" calcext:value-type="error">
            <text:p>#DIV/0!</text:p>
          </table:table-cell>
          <table:table-cell table:formula="of:=[.D67]*(60/[.C6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8] - [.$A$7])+([.B68]/60)" office:value-type="float" office:value="0" calcext:value-type="float">
            <text:p>0.00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([.D68]-[.D67])*60/([.C68]-[.C67])" office:value-type="string" office:string-value="" calcext:value-type="error">
            <text:p>#DIV/0!</text:p>
          </table:table-cell>
          <table:table-cell table:formula="of:=AVERAGE([.F59:.$F68])" office:value-type="string" office:string-value="" calcext:value-type="error">
            <text:p>#DIV/0!</text:p>
          </table:table-cell>
          <table:table-cell table:formula="of:=[.D68]*(60/[.C6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69] - [.$A$7])+([.B69]/60)" office:value-type="float" office:value="0" calcext:value-type="float">
            <text:p>0.00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([.D69]-[.D68])*60/([.C69]-[.C68])" office:value-type="string" office:string-value="" calcext:value-type="error">
            <text:p>#DIV/0!</text:p>
          </table:table-cell>
          <table:table-cell table:formula="of:=AVERAGE([.F60:.$F69])" office:value-type="string" office:string-value="" calcext:value-type="error">
            <text:p>#DIV/0!</text:p>
          </table:table-cell>
          <table:table-cell table:formula="of:=[.D69]*(60/[.C6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0] - [.$A$7])+([.B70]/60)" office:value-type="float" office:value="0" calcext:value-type="float">
            <text:p>0.00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([.D70]-[.D69])*60/([.C70]-[.C69])" office:value-type="string" office:string-value="" calcext:value-type="error">
            <text:p>#DIV/0!</text:p>
          </table:table-cell>
          <table:table-cell table:formula="of:=AVERAGE([.F61:.$F70])" office:value-type="string" office:string-value="" calcext:value-type="error">
            <text:p>#DIV/0!</text:p>
          </table:table-cell>
          <table:table-cell table:formula="of:=[.D70]*(60/[.C7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1] - [.$A$7])+([.B71]/60)" office:value-type="float" office:value="0" calcext:value-type="float">
            <text:p>0.0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D71]-[.D70])*60/([.C71]-[.C70])" office:value-type="string" office:string-value="" calcext:value-type="error">
            <text:p>#DIV/0!</text:p>
          </table:table-cell>
          <table:table-cell table:formula="of:=AVERAGE([.F62:.$F71])" office:value-type="string" office:string-value="" calcext:value-type="error">
            <text:p>#DIV/0!</text:p>
          </table:table-cell>
          <table:table-cell table:formula="of:=[.D71]*(60/[.C7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2] - [.$A$7])+([.B72]/60)" office:value-type="float" office:value="0" calcext:value-type="float">
            <text:p>0.00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([.D72]-[.D71])*60/([.C72]-[.C71])" office:value-type="string" office:string-value="" calcext:value-type="error">
            <text:p>#DIV/0!</text:p>
          </table:table-cell>
          <table:table-cell table:formula="of:=AVERAGE([.F63:.$F72])" office:value-type="string" office:string-value="" calcext:value-type="error">
            <text:p>#DIV/0!</text:p>
          </table:table-cell>
          <table:table-cell table:formula="of:=[.D72]*(60/[.C7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3] - [.$A$7])+([.B73]/60)" office:value-type="float" office:value="0" calcext:value-type="float">
            <text:p>0.00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([.D73]-[.D72])*60/([.C73]-[.C72])" office:value-type="string" office:string-value="" calcext:value-type="error">
            <text:p>#DIV/0!</text:p>
          </table:table-cell>
          <table:table-cell table:formula="of:=AVERAGE([.F64:.$F73])" office:value-type="string" office:string-value="" calcext:value-type="error">
            <text:p>#DIV/0!</text:p>
          </table:table-cell>
          <table:table-cell table:formula="of:=[.D73]*(60/[.C7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4] - [.$A$7])+([.B74]/60)" office:value-type="float" office:value="0" calcext:value-type="float">
            <text:p>0.00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([.D74]-[.D73])*60/([.C74]-[.C73])" office:value-type="string" office:string-value="" calcext:value-type="error">
            <text:p>#DIV/0!</text:p>
          </table:table-cell>
          <table:table-cell table:formula="of:=AVERAGE([.F65:.$F74])" office:value-type="string" office:string-value="" calcext:value-type="error">
            <text:p>#DIV/0!</text:p>
          </table:table-cell>
          <table:table-cell table:formula="of:=[.D74]*(60/[.C7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5] - [.$A$7])+([.B75]/60)" office:value-type="float" office:value="0" calcext:value-type="float">
            <text:p>0.0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([.D75]-[.D74])*60/([.C75]-[.C74])" office:value-type="string" office:string-value="" calcext:value-type="error">
            <text:p>#DIV/0!</text:p>
          </table:table-cell>
          <table:table-cell table:formula="of:=AVERAGE([.F66:.$F75])" office:value-type="string" office:string-value="" calcext:value-type="error">
            <text:p>#DIV/0!</text:p>
          </table:table-cell>
          <table:table-cell table:formula="of:=[.D75]*(60/[.C7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6] - [.$A$7])+([.B76]/60)" office:value-type="float" office:value="0" calcext:value-type="float">
            <text:p>0.00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([.D76]-[.D75])*60/([.C76]-[.C75])" office:value-type="string" office:string-value="" calcext:value-type="error">
            <text:p>#DIV/0!</text:p>
          </table:table-cell>
          <table:table-cell table:formula="of:=AVERAGE([.F67:.$F76])" office:value-type="string" office:string-value="" calcext:value-type="error">
            <text:p>#DIV/0!</text:p>
          </table:table-cell>
          <table:table-cell table:formula="of:=[.D76]*(60/[.C7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7] - [.$A$7])+([.B77]/60)" office:value-type="float" office:value="0" calcext:value-type="float">
            <text:p>0.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([.D77]-[.D76])*60/([.C77]-[.C76])" office:value-type="string" office:string-value="" calcext:value-type="error">
            <text:p>#DIV/0!</text:p>
          </table:table-cell>
          <table:table-cell table:formula="of:=AVERAGE([.F68:.$F77])" office:value-type="string" office:string-value="" calcext:value-type="error">
            <text:p>#DIV/0!</text:p>
          </table:table-cell>
          <table:table-cell table:formula="of:=[.D77]*(60/[.C7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8] - [.$A$7])+([.B78]/60)" office:value-type="float" office:value="0" calcext:value-type="float">
            <text:p>0.00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([.D78]-[.D77])*60/([.C78]-[.C77])" office:value-type="string" office:string-value="" calcext:value-type="error">
            <text:p>#DIV/0!</text:p>
          </table:table-cell>
          <table:table-cell table:formula="of:=AVERAGE([.F69:.$F78])" office:value-type="string" office:string-value="" calcext:value-type="error">
            <text:p>#DIV/0!</text:p>
          </table:table-cell>
          <table:table-cell table:formula="of:=[.D78]*(60/[.C7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79] - [.$A$7])+([.B79]/60)" office:value-type="float" office:value="0" calcext:value-type="float">
            <text:p>0.00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([.D79]-[.D78])*60/([.C79]-[.C78])" office:value-type="string" office:string-value="" calcext:value-type="error">
            <text:p>#DIV/0!</text:p>
          </table:table-cell>
          <table:table-cell table:formula="of:=AVERAGE([.F70:.$F79])" office:value-type="string" office:string-value="" calcext:value-type="error">
            <text:p>#DIV/0!</text:p>
          </table:table-cell>
          <table:table-cell table:formula="of:=[.D79]*(60/[.C7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0] - [.$A$7])+([.B80]/60)" office:value-type="float" office:value="0" calcext:value-type="float">
            <text:p>0.00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([.D80]-[.D79])*60/([.C80]-[.C79])" office:value-type="string" office:string-value="" calcext:value-type="error">
            <text:p>#DIV/0!</text:p>
          </table:table-cell>
          <table:table-cell table:formula="of:=AVERAGE([.F71:.$F80])" office:value-type="string" office:string-value="" calcext:value-type="error">
            <text:p>#DIV/0!</text:p>
          </table:table-cell>
          <table:table-cell table:formula="of:=[.D80]*(60/[.C8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1] - [.$A$7])+([.B81]/60)" office:value-type="float" office:value="0" calcext:value-type="float">
            <text:p>0.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([.D81]-[.D80])*60/([.C81]-[.C80])" office:value-type="string" office:string-value="" calcext:value-type="error">
            <text:p>#DIV/0!</text:p>
          </table:table-cell>
          <table:table-cell table:formula="of:=AVERAGE([.F72:.$F81])" office:value-type="string" office:string-value="" calcext:value-type="error">
            <text:p>#DIV/0!</text:p>
          </table:table-cell>
          <table:table-cell table:formula="of:=[.D81]*(60/[.C8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2] - [.$A$7])+([.B82]/60)" office:value-type="float" office:value="0" calcext:value-type="float">
            <text:p>0.0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D82]-[.D81])*60/([.C82]-[.C81])" office:value-type="string" office:string-value="" calcext:value-type="error">
            <text:p>#DIV/0!</text:p>
          </table:table-cell>
          <table:table-cell table:formula="of:=AVERAGE([.F73:.$F82])" office:value-type="string" office:string-value="" calcext:value-type="error">
            <text:p>#DIV/0!</text:p>
          </table:table-cell>
          <table:table-cell table:formula="of:=[.D82]*(60/[.C8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3] - [.$A$7])+([.B83]/60)" office:value-type="float" office:value="0" calcext:value-type="float">
            <text:p>0.00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([.D83]-[.D82])*60/([.C83]-[.C82])" office:value-type="string" office:string-value="" calcext:value-type="error">
            <text:p>#DIV/0!</text:p>
          </table:table-cell>
          <table:table-cell table:formula="of:=AVERAGE([.F74:.$F83])" office:value-type="string" office:string-value="" calcext:value-type="error">
            <text:p>#DIV/0!</text:p>
          </table:table-cell>
          <table:table-cell table:formula="of:=[.D83]*(60/[.C8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4] - [.$A$7])+([.B84]/60)" office:value-type="float" office:value="0" calcext:value-type="float">
            <text:p>0.00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([.D84]-[.D83])*60/([.C84]-[.C83])" office:value-type="string" office:string-value="" calcext:value-type="error">
            <text:p>#DIV/0!</text:p>
          </table:table-cell>
          <table:table-cell table:formula="of:=AVERAGE([.F75:.$F84])" office:value-type="string" office:string-value="" calcext:value-type="error">
            <text:p>#DIV/0!</text:p>
          </table:table-cell>
          <table:table-cell table:formula="of:=[.D84]*(60/[.C8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5] - [.$A$7])+([.B85]/60)" office:value-type="float" office:value="0" calcext:value-type="float">
            <text:p>0.00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([.D85]-[.D84])*60/([.C85]-[.C84])" office:value-type="string" office:string-value="" calcext:value-type="error">
            <text:p>#DIV/0!</text:p>
          </table:table-cell>
          <table:table-cell table:formula="of:=AVERAGE([.F76:.$F85])" office:value-type="string" office:string-value="" calcext:value-type="error">
            <text:p>#DIV/0!</text:p>
          </table:table-cell>
          <table:table-cell table:formula="of:=[.D85]*(60/[.C8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6] - [.$A$7])+([.B86]/60)" office:value-type="float" office:value="0" calcext:value-type="float">
            <text:p>0.00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([.D86]-[.D85])*60/([.C86]-[.C85])" office:value-type="string" office:string-value="" calcext:value-type="error">
            <text:p>#DIV/0!</text:p>
          </table:table-cell>
          <table:table-cell table:formula="of:=AVERAGE([.F77:.$F86])" office:value-type="string" office:string-value="" calcext:value-type="error">
            <text:p>#DIV/0!</text:p>
          </table:table-cell>
          <table:table-cell table:formula="of:=[.D86]*(60/[.C8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7] - [.$A$7])+([.B87]/60)" office:value-type="float" office:value="0" calcext:value-type="float">
            <text:p>0.00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 table:number-rows-repeated="7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 table:number-rows-repeated="7">
          <table:table-cell table:style-name="Default" table:number-columns-repeated="2"/>
          <table:table-cell/>
          <table:table-cell table:style-name="ce23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117]-[.E116])*([.D117]-[.D116])"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</table:table>
      <table:table table:name="Traffic flow charts" table:style-name="ta1">
        <table:shapes>
          <draw:frame draw:z-index="0" draw:style-name="gr1" draw:text-style-name="P1" svg:width="269.51mm" svg:height="169.46mm" svg:x="88.55mm" svg:y="6.38mm">
            <draw:object draw:notify-on-update-of-ranges="'Traffic Flow Readings'.C7:'Traffic Flow Readings'.C55 'Traffic Flow Readings'.F3:'Traffic Flow Readings'.F3 'Traffic Flow Readings'.F7:'Traffic Flow Readings'.F55 'Traffic Flow Readings'.C7:'Traffic Flow Readings'.C86 'Traffic Flow Readings'.G3:'Traffic Flow Readings'.G3 'Traffic Flow Readings'.G7:'Traffic Flow Readings'.G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10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20:23:07.027183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5-14T21:51:22.269268221</dc:date>
    <meta:editing-duration>PT6H57M</meta:editing-duration>
    <meta:editing-cycles>56</meta:editing-cycles>
    <meta:generator>LibreOffice/6.1.5.2$Linux_X86_64 LibreOffice_project/10$Build-2</meta:generator>
    <meta:document-statistic meta:table-count="2" meta:cell-count="505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inimum="0" chart:maximum="6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2cm" svg:height="16.947cm" xlink:href=".." xlink:type="simple" chart:class="chart:scatter" chart:style-name="ch1">
        <chart:title svg:x="11.594cm" svg:y="0.474cm" chart:style-name="ch2">
          <text:p>Vehicles Per Hour</text:p>
        </chart:title>
        <chart:subtitle svg:x="9.093cm" svg:y="1.591cm" chart:style-name="ch3">
          <text:p>Oldham Test Site -  17:20 to to 18:20pm 14/5/2019
</text:p>
        </chart:subtitle>
        <chart:legend svg:x="10.619cm" svg:y="3.509cm" style:legend-expansion="custom" chartooo:width="6.486cm" chartooo:height="2.043cm" style:legend-expansion-aspect-ratio="3.17474302496329" chart:style-name="ch4"/>
        <chart:plot-area chart:style-name="ch5" table:cell-range-address="'Traffic Flow Readings'.C7:'Traffic Flow Readings'.C55 'Traffic Flow Readings'.F3:'Traffic Flow Readings'.G3 'Traffic Flow Readings'.F7:'Traffic Flow Readings'.F55 'Traffic Flow Readings'.G7:'Traffic Flow Readings'.G86" chart:data-source-has-labels="row" svg:x="1.55cm" svg:y="3.062cm" svg:width="24.863cm" svg:height="12.566cm">
          <chartooo:coordinate-region svg:x="2.833cm" svg:y="3.261cm" svg:width="23.357cm" svg:height="11.72cm"/>
          <chart:axis chart:dimension="x" chart:name="primary-x" chart:style-name="ch6">
            <chart:title svg:x="13.183cm" svg:y="15.966cm" chart:style-name="ch7">
              <text:p>Time Mins</text:p>
            </chart:title>
          </chart:axis>
          <chart:axis chart:dimension="y" chart:name="primary-y" chart:style-name="ch8">
            <chart:title svg:x="0.451cm" svg:y="10.699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55" chart:label-cell-address="'Traffic Flow Readings'.F3:'Traffic Flow Readings'.F3" chart:class="chart:scatter">
            <chart:domain table:cell-range-address="'Traffic Flow Readings'.C7:'Traffic Flow Readings'.C55"/>
            <chart:data-point chart:repeated="49"/>
          </chart:series>
          <chart:series chart:style-name="ch12" chart:values-cell-range-address="'Traffic Flow Readings'.G7:'Traffic Flow Readings'.G86" chart:label-cell-address="'Traffic Flow Readings'.G3:'Traffic Flow Readings'.G3" chart:class="chart:scatter">
            <chart:domain table:cell-range-address="'Traffic Flow Readings'.C7:'Traffic Flow Readings'.C86"/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55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55</svg:desc>
                </draw:g>
              </table:table-cell>
              <table:table-cell office:value-type="float" office:value="0">
                <text:p>0</text:p>
                <draw:g>
                  <svg:desc>'Traffic Flow Readings'.C7:'Traffic Flow Readings'.C86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666666666667">
                <text:p>2.71666666666667</text:p>
              </table:table-cell>
              <table:table-cell office:value-type="float" office:value="413.793103448276">
                <text:p>413.793103448276</text:p>
              </table:table-cell>
              <table:table-cell office:value-type="float" office:value="2.71666666666667">
                <text:p>2.7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5">
                <text:p>4.35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4.35">
                <text:p>4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837.209302325581">
                <text:p>837.209302325581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1666666666667">
                <text:p>5.61666666666667</text:p>
              </table:table-cell>
              <table:table-cell office:value-type="float" office:value="1090.90909090909">
                <text:p>1090.90909090909</text:p>
              </table:table-cell>
              <table:table-cell office:value-type="float" office:value="5.61666666666667">
                <text:p>5.6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3333333333333">
                <text:p>7.03333333333333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7.03333333333333">
                <text:p>7.0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6666666666667">
                <text:p>8.36666666666667</text:p>
              </table:table-cell>
              <table:table-cell office:value-type="float" office:value="450">
                <text:p>450</text:p>
              </table:table-cell>
              <table:table-cell office:value-type="float" office:value="8.36666666666667">
                <text:p>8.3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631.578947368422">
                <text:p>631.578947368422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833333333333">
                <text:p>10.9833333333333</text:p>
              </table:table-cell>
              <table:table-cell office:value-type="float" office:value="360">
                <text:p>360</text:p>
              </table:table-cell>
              <table:table-cell office:value-type="float" office:value="10.9833333333333">
                <text:p>10.9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833333333333">
                <text:p>12.2833333333333</text:p>
              </table:table-cell>
              <table:table-cell office:value-type="float" office:value="461.538461538461">
                <text:p>461.538461538461</text:p>
              </table:table-cell>
              <table:table-cell office:value-type="float" office:value="12.2833333333333">
                <text:p>12.2833333333333</text:p>
              </table:table-cell>
              <table:table-cell office:value-type="float" office:value="550.958946665636">
                <text:p>550.958946665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333333333333">
                <text:p>13.6333333333333</text:p>
              </table:table-cell>
              <table:table-cell office:value-type="float" office:value="444.444444444445">
                <text:p>444.444444444445</text:p>
              </table:table-cell>
              <table:table-cell office:value-type="float" office:value="13.6333333333333">
                <text:p>13.6333333333333</text:p>
              </table:table-cell>
              <table:table-cell office:value-type="float" office:value="548.034970057449">
                <text:p>548.034970057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4833333333333">
                <text:p>14.4833333333333</text:p>
              </table:table-cell>
              <table:table-cell office:value-type="float" office:value="705.882352941177">
                <text:p>705.882352941177</text:p>
              </table:table-cell>
              <table:table-cell office:value-type="float" office:value="14.4833333333333">
                <text:p>14.4833333333333</text:p>
              </table:table-cell>
              <table:table-cell office:value-type="float" office:value="577.243895006739">
                <text:p>577.243895006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9833333333333">
                <text:p>15.9833333333333</text:p>
              </table:table-cell>
              <table:table-cell office:value-type="float" office:value="400">
                <text:p>400</text:p>
              </table:table-cell>
              <table:table-cell office:value-type="float" office:value="15.9833333333333">
                <text:p>15.9833333333333</text:p>
              </table:table-cell>
              <table:table-cell office:value-type="float" office:value="580.509201129188">
                <text:p>580.509201129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4666666666667">
                <text:p>16.4666666666667</text:p>
              </table:table-cell>
              <table:table-cell office:value-type="float" office:value="1241.37931034483">
                <text:p>1241.37931034483</text:p>
              </table:table-cell>
              <table:table-cell office:value-type="float" office:value="16.4666666666667">
                <text:p>16.4666666666667</text:p>
              </table:table-cell>
              <table:table-cell office:value-type="float" office:value="620.926201931113">
                <text:p>620.926201931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5166666666667">
                <text:p>18.5166666666667</text:p>
              </table:table-cell>
              <table:table-cell office:value-type="float" office:value="292.682926829268">
                <text:p>292.682926829268</text:p>
              </table:table-cell>
              <table:table-cell office:value-type="float" office:value="18.5166666666667">
                <text:p>18.5166666666667</text:p>
              </table:table-cell>
              <table:table-cell office:value-type="float" office:value="541.103585523131">
                <text:p>541.103585523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1166666666667">
                <text:p>19.1166666666667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9.1166666666667">
                <text:p>19.1166666666667</text:p>
              </table:table-cell>
              <table:table-cell office:value-type="float" office:value="598.75064434666">
                <text:p>598.75064434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3833333333333">
                <text:p>20.383333333333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20.3833333333333">
                <text:p>20.3833333333333</text:p>
              </table:table-cell>
              <table:table-cell office:value-type="float" office:value="601.119065399292">
                <text:p>601.119065399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1833333333333">
                <text:p>21.1833333333333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21.1833333333333">
                <text:p>21.1833333333333</text:p>
              </table:table-cell>
              <table:table-cell office:value-type="float" office:value="612.961170662449">
                <text:p>612.961170662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9333333333333">
                <text:p>22.9333333333333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22.9333333333333">
                <text:p>22.9333333333333</text:p>
              </table:table-cell>
              <table:table-cell office:value-type="float" office:value="611.246884948164">
                <text:p>611.246884948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0166666666667">
                <text:p>24.0166666666667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24.0166666666667">
                <text:p>24.0166666666667</text:p>
              </table:table-cell>
              <table:table-cell office:value-type="float" office:value="620.477654178933">
                <text:p>620.47765417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55">
                <text:p>25.55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25.55">
                <text:p>25.55</text:p>
              </table:table-cell>
              <table:table-cell office:value-type="float" office:value="615.163644517097">
                <text:p>615.163644517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55">
                <text:p>27.55</text:p>
              </table:table-cell>
              <table:table-cell office:value-type="float" office:value="300">
                <text:p>300</text:p>
              </table:table-cell>
              <table:table-cell office:value-type="float" office:value="27.55">
                <text:p>27.55</text:p>
              </table:table-cell>
              <table:table-cell office:value-type="float" office:value="574.57540922298">
                <text:p>574.57540922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.95">
                <text:p>28.95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28.95">
                <text:p>28.95</text:p>
              </table:table-cell>
              <table:table-cell office:value-type="float" office:value="577.432552080122">
                <text:p>577.432552080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65">
                <text:p>30.65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0.65">
                <text:p>30.65</text:p>
              </table:table-cell>
              <table:table-cell office:value-type="float" office:value="488.588738692698">
                <text:p>488.588738692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25">
                <text:p>32.25</text:p>
              </table:table-cell>
              <table:table-cell office:value-type="float" office:value="375">
                <text:p>375</text:p>
              </table:table-cell>
              <table:table-cell office:value-type="float" office:value="32.25">
                <text:p>32.25</text:p>
              </table:table-cell>
              <table:table-cell office:value-type="float" office:value="496.820446009771">
                <text:p>496.820446009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9">
                <text:p>33.9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3.9">
                <text:p>33.9</text:p>
              </table:table-cell>
              <table:table-cell office:value-type="float" office:value="433.184082373408">
                <text:p>433.184082373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05">
                <text:p>35.05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35.05">
                <text:p>35.05</text:p>
              </table:table-cell>
              <table:table-cell office:value-type="float" office:value="437.989574364255">
                <text:p>437.989574364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2833333333333">
                <text:p>36.2833333333333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36.2833333333333">
                <text:p>36.2833333333333</text:p>
              </table:table-cell>
              <table:table-cell office:value-type="float" office:value="411.638223012904">
                <text:p>411.638223012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414.08720260474">
                <text:p>414.087202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7166666666667">
                <text:p>38.7166666666667</text:p>
              </table:table-cell>
              <table:table-cell office:value-type="float" office:value="749.999999999996">
                <text:p>749.999999999996</text:p>
              </table:table-cell>
              <table:table-cell office:value-type="float" office:value="38.7166666666667">
                <text:p>38.7166666666667</text:p>
              </table:table-cell>
              <table:table-cell office:value-type="float" office:value="433.702587220124">
                <text:p>433.702587220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7333333333333">
                <text:p>39.7333333333333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39.7333333333333">
                <text:p>39.7333333333333</text:p>
              </table:table-cell>
              <table:table-cell office:value-type="float" office:value="453.588545880139">
                <text:p>453.588545880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3">
                <text:p>40.3</text:p>
              </table:table-cell>
              <table:table-cell office:value-type="float" office:value="1058.82352941177">
                <text:p>1058.82352941177</text:p>
              </table:table-cell>
              <table:table-cell office:value-type="float" office:value="40.3">
                <text:p>40.3</text:p>
              </table:table-cell>
              <table:table-cell office:value-type="float" office:value="529.470898821316">
                <text:p>529.470898821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1166666666667">
                <text:p>41.1166666666667</text:p>
              </table:table-cell>
              <table:table-cell office:value-type="float" office:value="734.693877551017">
                <text:p>734.693877551017</text:p>
              </table:table-cell>
              <table:table-cell office:value-type="float" office:value="41.1166666666667">
                <text:p>41.1166666666667</text:p>
              </table:table-cell>
              <table:table-cell office:value-type="float" office:value="560.083143719275">
                <text:p>560.083143719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6333333333333">
                <text:p>42.6333333333333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2.6333333333333">
                <text:p>42.6333333333333</text:p>
              </table:table-cell>
              <table:table-cell office:value-type="float" office:value="564.349465632655">
                <text:p>564.349465632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565.979900415264">
                <text:p>565.979900415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5333333333333">
                <text:p>45.5333333333333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45.5333333333333">
                <text:p>45.5333333333333</text:p>
              </table:table-cell>
              <table:table-cell office:value-type="float" office:value="573.518703076018">
                <text:p>573.518703076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7166666666667">
                <text:p>46.7166666666667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46.7166666666667">
                <text:p>46.7166666666667</text:p>
              </table:table-cell>
              <table:table-cell office:value-type="float" office:value="572.049015384652">
                <text:p>572.049015384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45">
                <text:p>47.45</text:p>
              </table:table-cell>
              <table:table-cell office:value-type="float" office:value="818.181818181817">
                <text:p>818.181818181817</text:p>
              </table:table-cell>
              <table:table-cell office:value-type="float" office:value="47.45">
                <text:p>47.45</text:p>
              </table:table-cell>
              <table:table-cell office:value-type="float" office:value="605.218548554185">
                <text:p>605.218548554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8">
                <text:p>48.8</text:p>
              </table:table-cell>
              <table:table-cell office:value-type="float" office:value="444.444444444446">
                <text:p>444.444444444446</text:p>
              </table:table-cell>
              <table:table-cell office:value-type="float" office:value="48.8">
                <text:p>48.8</text:p>
              </table:table-cell>
              <table:table-cell office:value-type="float" office:value="612.928299121079">
                <text:p>612.928299121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.55">
                <text:p>50.55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50.55">
                <text:p>50.55</text:p>
              </table:table-cell>
              <table:table-cell office:value-type="float" office:value="572.214013406794">
                <text:p>572.214013406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.4">
                <text:p>52.4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52.4">
                <text:p>52.4</text:p>
              </table:table-cell>
              <table:table-cell office:value-type="float" office:value="545.630052396603">
                <text:p>545.630052396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7">
                <text:p>53.7</text:p>
              </table:table-cell>
              <table:table-cell office:value-type="float" office:value="461.53846153846">
                <text:p>461.53846153846</text:p>
              </table:table-cell>
              <table:table-cell office:value-type="float" office:value="53.7">
                <text:p>53.7</text:p>
              </table:table-cell>
              <table:table-cell office:value-type="float" office:value="485.901545609272">
                <text:p>485.901545609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2333333333333">
                <text:p>54.2333333333333</text:p>
              </table:table-cell>
              <table:table-cell office:value-type="float" office:value="1125">
                <text:p>1125</text:p>
              </table:table-cell>
              <table:table-cell office:value-type="float" office:value="54.2333333333333">
                <text:p>54.2333333333333</text:p>
              </table:table-cell>
              <table:table-cell office:value-type="float" office:value="524.932157854171">
                <text:p>524.932157854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4333333333333">
                <text:p>55.4333333333333</text:p>
              </table:table-cell>
              <table:table-cell office:value-type="float" office:value="500.000000000002">
                <text:p>500.000000000002</text:p>
              </table:table-cell>
              <table:table-cell office:value-type="float" office:value="55.4333333333333">
                <text:p>55.4333333333333</text:p>
              </table:table-cell>
              <table:table-cell office:value-type="float" office:value="535.371718293731">
                <text:p>535.371718293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35">
                <text:p>57.35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57.35">
                <text:p>57.35</text:p>
              </table:table-cell>
              <table:table-cell office:value-type="float" office:value="527.545631337209">
                <text:p>527.545631337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.7">
                <text:p>58.7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58.7">
                <text:p>58.7</text:p>
              </table:table-cell>
              <table:table-cell office:value-type="float" office:value="528.087636757264">
                <text:p>528.087636757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.3">
                <text:p>59.3</text:p>
              </table:table-cell>
              <table:table-cell office:value-type="float" office:value="1000.00000000001">
                <text:p>1000.00000000001</text:p>
              </table:table-cell>
              <table:table-cell office:value-type="float" office:value="59.3">
                <text:p>59.3</text:p>
              </table:table-cell>
              <table:table-cell office:value-type="float" office:value="577.383411405152">
                <text:p>577.383411405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.2833333333333">
                <text:p>60.2833333333333</text:p>
              </table:table-cell>
              <table:table-cell office:value-type="float" office:value="1037.28813559322">
                <text:p>1037.28813559322</text:p>
              </table:table-cell>
              <table:table-cell office:value-type="float" office:value="60.2833333333333">
                <text:p>60.2833333333333</text:p>
              </table:table-cell>
              <table:table-cell office:value-type="float" office:value="599.294043146292">
                <text:p>599.29404314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.320707355428">
                <text:p>603.320707355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